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51ae"/>
    </style:style>
    <style:style style:name="P2" style:family="paragraph" style:parent-style-name="Standard">
      <style:text-properties officeooo:rsid="000f51ae" officeooo:paragraph-rsid="000f51ae"/>
    </style:style>
    <style:style style:name="P3" style:family="paragraph" style:parent-style-name="Standard">
      <style:text-properties officeooo:paragraph-rsid="000f51ae"/>
    </style:style>
    <style:style style:name="P4"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style:font-name="Inter" fo:font-size="10.5pt" fo:letter-spacing="normal" fo:font-style="normal" fo:font-weight="normal"/>
    </style:style>
    <style:style style:name="P5" style:family="paragraph" style:parent-style-name="Text_20_body">
      <style:paragraph-properties fo:margin-left="0in" fo:margin-right="0in" fo:margin-top="0.1043in" fo:margin-bottom="0in" style:contextual-spacing="false" fo:text-align="start" style:justify-single-word="false" fo:orphans="2" fo:widows="2" fo:text-indent="0in" style:auto-text-indent="false" fo:padding="0in" fo:border="none"/>
      <style:text-properties fo:font-variant="normal" fo:text-transform="none" style:font-name="Inter" fo:font-size="10.5pt" fo:letter-spacing="normal" fo:font-style="normal" fo:font-weight="normal"/>
    </style:style>
    <style:style style:name="P6" style:family="paragraph" style:parent-style-name="Text_20_body">
      <style:paragraph-properties fo:margin-left="0in" fo:margin-right="0in" fo:margin-top="0.1043in" fo:margin-bottom="0in" style:contextual-spacing="false" fo:text-align="start" style:justify-single-word="false" fo:orphans="2" fo:widows="2" fo:text-indent="0in" style:auto-text-indent="false" fo:padding="0in" fo:border="none"/>
      <style:text-properties fo:font-variant="normal" fo:text-transform="none" style:font-name="Inter" fo:font-size="10.5pt" fo:letter-spacing="normal" fo:font-style="normal" fo:font-weight="normal" officeooo:rsid="000f51ae" officeooo:paragraph-rsid="000f51ae" style:language-complex="ar" style:country-complex="EG"/>
    </style:style>
    <style:style style:name="T1" style:family="text">
      <style:text-properties officeooo:rsid="000f51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at is your data set about?</text:p>
      <text:p text:style-name="Standard"/>
      <text:p text:style-name="P4">Nowadays, telecom industry faces fierce com-petition in satisfying its customers. The role of churn prediction system is not only restricted to accurately predict churners but also to interpret customer churn behavior.</text:p>
      <text:p text:style-name="P5">Cell2Cell dataset is preprocessed and a balanced version provided for analyzing Process. consists of 71,047 instances and 58 attributes.<text:line-break/></text:p>
      <text:p text:style-name="P6">Link : <text:s/><text:a xlink:type="simple" xlink:href="https://www.kaggle.com/datasets/jpacse/datasets-for-churn-telecom" text:style-name="Internet_20_link" text:visited-style-name="Visited_20_Internet_20_Link"><text:span text:style-name="Source_20_Text">https://www.kaggle.com/datasets/jpacse/datasets-for-churn-telecom</text:span></text:a></text:p>
      <text:p text:style-name="P1"/>
      <text:p text:style-name="P1"/>
      <text:p text:style-name="P1"/>
      <text:p text:style-name="P3"><text:span text:style-name="T1">2. </text:span>What is exactly your research question? <text:s/>What do you want to learn from data? </text:p>
      <text:p text:style-name="P3"/>
      <text:p text:style-name="P2">Analyzing customer churn behavior and get insights about the relation between why they decide to <text:s/>churn and the other factors.</text:p>
      <text:p text:style-name="P2"/>
      <text:p text:style-name="P2"/>
      <text:p text:style-name="P2">What is your learning model <text:s/>?</text:p>
      <text:p text:style-name="P2"/>
      <text:p text:style-name="P2">-Classification</text:p>
      <text:p text:style-name="P2"/>
      <text:p text:style-name="P3"><text:span text:style-name="T1">3. </text:span>How do you want to evaluate your project? How to access the correctness of your model?</text:p>
      <text:p text:style-name="P2"/>
      <text:p text:style-name="P2">-We will split our data to train and test for evaluation and use our model to predict the test and then we uses the label of the test data to evaluate our model , we will use AUC <text:s/>accuracy for measuring the correctness of our model .</text:p>
      <text:p text:style-name="P3"/>
      <text:p text:style-name="P3"/>
      <text:p text:style-name="P3">How well would you expect that the model will work? </text:p>
      <text:p text:style-name="P2"/>
      <text:p text:style-name="P2">I’m expecting that the model will work <text:s/>well but will be some difficulties because the data contains many variables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5T14:31:49.929000000</dc:date>
    <meta:editing-duration>PT11M6S</meta:editing-duration>
    <meta:editing-cycles>1</meta:editing-cycles>
    <meta:document-statistic meta:table-count="0" meta:image-count="0" meta:object-count="0" meta:page-count="1" meta:paragraph-count="12" meta:word-count="196" meta:character-count="1202" meta:non-whitespace-character-count="1009"/>
    <meta:generator>LibreOffice/7.3.1.3$Windows_X86_64 LibreOffice_project/a69ca51ded25f3eefd52d7bf9a5fad8c90b87951</meta:generator>
  </office:meta>
</office:document-meta>
</file>